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5.5597in" table:align="left"/>
    </style:style>
    <style:style style:name="Table1.A" style:family="table-column">
      <style:table-column-properties style:column-width="1.0576in"/>
    </style:style>
    <style:style style:name="Table1.B" style:family="table-column">
      <style:table-column-properties style:column-width="1.9438in"/>
    </style:style>
    <style:style style:name="Table1.C" style:family="table-column">
      <style:table-column-properties style:column-width="0.8271in"/>
    </style:style>
    <style:style style:name="Table1.D" style:family="table-column">
      <style:table-column-properties style:column-width="0.9007in"/>
    </style:style>
    <style:style style:name="Table1.E" style:family="table-column">
      <style:table-column-properties style:column-width="0.8306in"/>
    </style:style>
    <style:style style:name="Table1.A1" style:family="table-cell">
      <style:table-cell-properties style:vertical-align="middle" fo:padding="0.0194in" fo:border="none"/>
    </style:style>
    <style:style style:name="Table2" style:family="table">
      <style:table-properties style:width="4.5694in" table:align="left"/>
    </style:style>
    <style:style style:name="Table2.A" style:family="table-column">
      <style:table-column-properties style:column-width="0.4722in"/>
    </style:style>
    <style:style style:name="Table2.B" style:family="table-column">
      <style:table-column-properties style:column-width="0.9951in"/>
    </style:style>
    <style:style style:name="Table2.C" style:family="table-column">
      <style:table-column-properties style:column-width="1.1653in"/>
    </style:style>
    <style:style style:name="Table2.D" style:family="table-column">
      <style:table-column-properties style:column-width="1.9368in"/>
    </style:style>
    <style:style style:name="Table2.A1" style:family="table-cell">
      <style:table-cell-properties style:vertical-align="middle" fo:padding="0.0194in" fo:border="none"/>
    </style:style>
    <style:style style:name="P1" style:family="paragraph" style:parent-style-name="BodyText">
      <style:text-properties officeooo:rsid="000b6a15" officeooo:paragraph-rsid="000b6a15"/>
    </style:style>
    <style:style style:name="P2" style:family="paragraph" style:parent-style-name="Heading1" style:list-style-name="">
      <style:text-properties officeooo:paragraph-rsid="000b6a15"/>
    </style:style>
    <style:style style:name="P3" style:family="paragraph" style:parent-style-name="BodyText">
      <style:text-properties officeooo:rsid="0007e77b" officeooo:paragraph-rsid="0007e77b"/>
    </style:style>
    <style:style style:name="P4" style:family="paragraph" style:parent-style-name="BodyText">
      <style:text-properties officeooo:paragraph-rsid="000310bd"/>
    </style:style>
    <style:style style:name="P5" style:family="paragraph" style:parent-style-name="BodyText">
      <style:text-properties officeooo:paragraph-rsid="000c62a4"/>
    </style:style>
    <style:style style:name="P6" style:family="paragraph" style:parent-style-name="BodyText">
      <style:text-properties officeooo:rsid="000310bd" officeooo:paragraph-rsid="000c62a4"/>
    </style:style>
    <style:style style:name="P7" style:family="paragraph" style:parent-style-name="BodyText" style:list-style-name="L1">
      <style:text-properties officeooo:rsid="000310bd" officeooo:paragraph-rsid="000310bd"/>
    </style:style>
    <style:style style:name="P8" style:family="paragraph" style:parent-style-name="BodyText" style:list-style-name="L1">
      <style:text-properties officeooo:rsid="0004d7f4" officeooo:paragraph-rsid="0004d7f4"/>
    </style:style>
    <style:style style:name="P9" style:family="paragraph" style:parent-style-name="BodyText" style:list-style-name="L1">
      <style:text-properties officeooo:rsid="000601b0" officeooo:paragraph-rsid="000601b0"/>
    </style:style>
    <style:style style:name="P10" style:family="paragraph" style:parent-style-name="BodyText">
      <style:text-properties officeooo:rsid="000c62a4" officeooo:paragraph-rsid="000c62a4"/>
    </style:style>
    <style:style style:name="P11" style:family="paragraph" style:parent-style-name="Heading1">
      <style:text-properties officeooo:paragraph-rsid="00067f91"/>
    </style:style>
    <style:style style:name="P12" style:family="paragraph" style:parent-style-name="BodyText">
      <style:text-properties officeooo:rsid="00067f91" officeooo:paragraph-rsid="00067f91"/>
    </style:style>
    <style:style style:name="P13" style:family="paragraph" style:parent-style-name="BodyText">
      <style:text-properties officeooo:rsid="00073a6e" officeooo:paragraph-rsid="00073a6e"/>
    </style:style>
    <style:style style:name="P14" style:family="paragraph" style:parent-style-name="BodyText">
      <style:text-properties officeooo:rsid="0009c213" officeooo:paragraph-rsid="0009c213"/>
    </style:style>
    <style:style style:name="P15" style:family="paragraph" style:parent-style-name="Heading1">
      <style:text-properties officeooo:rsid="0007e77b" officeooo:paragraph-rsid="0007e77b"/>
    </style:style>
    <style:style style:name="P16" style:family="paragraph" style:parent-style-name="BodyText">
      <style:text-properties officeooo:rsid="00073a6e" officeooo:paragraph-rsid="0007e77b"/>
    </style:style>
    <style:style style:name="P17" style:family="paragraph" style:parent-style-name="BodyText">
      <style:text-properties officeooo:paragraph-rsid="0007e77b"/>
    </style:style>
    <style:style style:name="P18" style:family="paragraph" style:parent-style-name="BodyText">
      <style:text-properties officeooo:rsid="0009c213" officeooo:paragraph-rsid="0009c213"/>
    </style:style>
    <style:style style:name="P19" style:family="paragraph" style:parent-style-name="BodyText">
      <style:text-properties officeooo:rsid="000b6a15" officeooo:paragraph-rsid="000b6a15"/>
    </style:style>
    <style:style style:name="P20" style:family="paragraph" style:parent-style-name="Heading1">
      <style:text-properties officeooo:paragraph-rsid="0007e77b"/>
    </style:style>
    <style:style style:name="T1" style:family="text">
      <style:text-properties officeooo:rsid="000310bd"/>
    </style:style>
    <style:style style:name="T2" style:family="text">
      <style:text-properties officeooo:rsid="000c62a4"/>
    </style:style>
    <style:style style:name="T3" style:family="text">
      <style:text-properties officeooo:rsid="000b6a15"/>
    </style:style>
    <style:style style:name="T4" style:family="text">
      <style:text-properties officeooo:rsid="0004d7f4"/>
    </style:style>
    <style:style style:name="T5" style:family="text">
      <style:text-properties officeooo:rsid="000601b0"/>
    </style:style>
    <style:style style:name="T6" style:family="text">
      <style:text-properties style:text-position="super 58%"/>
    </style:style>
    <style:style style:name="T7" style:family="text">
      <style:text-properties officeooo:rsid="0007e77b"/>
    </style:style>
    <style:style style:name="T8" style:family="text">
      <style:text-properties officeooo:rsid="000c88d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1" text:outline-level="1">ElemenTails — Master Rules</text:h>
      <text:p text:style-name="BodyText">Source of truth for gameplay rules. If a mechanic is not documented here, it is not considered part of the game. When in doubt, consult the designer before adding new behavior.</text:p>
      <text:p text:style-name="BodyText">Version: 0.1 (Template)</text:p>
      <text:p text:style-name="BodyText">Owner: Ponix | Last updated: (<text:span text:style-name="T1">8/14/25</text:span>)</text:p>
      <text:h text:style-name="Heading1" text:outline-level="1">Overview &amp; Core Concepts</text:h>
      <text:p text:style-name="BodyText">Premise: <text:span text:style-name="T1">1-4 Player Co-op Roguelike Strategy RPG</text:span></text:p>
      <text:p text:style-name="BodyText">Victory Conditions: <text:span text:style-name="T1">Defeat the Shadow Dragon</text:span></text:p>
      <text:p text:style-name="BodyText">Defeat Conditions: <text:span text:style-name="T1">All players become Corrupted.</text:span></text:p>
      <text:p text:style-name="BodyText">Turn Structure: <text:span text:style-name="T1">1: Party Select &gt; 2: Map/Shop phase &gt; 3: Combat &gt; 2 &gt; 3 &gt; 2 &gt; 3 until victory or defeat.</text:span></text:p>
      <text:p text:style-name="P1">Players should not expect to win the game guaranteed. Beating the full game should take a good amount of <text:span text:style-name="T2">strategy and </text:span>coordination and feel like a real accomplishment.</text:p>
      <text:h text:style-name="P2" text:outline-level="1"><text:span text:style-name="T3">Corruption</text:span></text:h>
      <text:p text:style-name="P3">There is no actual “Health” system in the game. Instead there is “Corruption”. It functions very similarly to how Health would. Every enemy in the game has a “Corruption Level”. When players attack enemies they are actually <text:span text:style-name="T3">instead </text:span>“attacking the<text:span text:style-name="T2">ir</text:span> corruption” <text:span text:style-name="T3">directly</text:span>. Once an enemy reaches 0 Corruption (basically similar to 0 health) they are Cleansed, and leave the battle. Players start at 0 Corruption, and if they ever reach 10 they <text:span text:style-name="T3">go </text:span>Berserk. This means they get one last round of battle, with one extra dice roll, then become Exhausted and are unable to rejoin the battle. If all 4 heroes become Exhausted it’s Game Over.</text:p>
      <text:h text:style-name="Heading1" text:outline-level="1">Elemental System</text:h>
      <text:p text:style-name="P4">Affinities and interactions are defined numerically in the Data Sheet. This section explains the logic in words.</text:p>
      <text:p text:style-name="P5"><text:span text:style-name="T2">There are 6 Elements: Fire, Water, Plant, Air, Lightning, and Earth</text:span></text:p>
      <text:h text:style-name="Heading1" text:outline-level="1">Classes &amp; Weapons</text:h>
      <text:p text:style-name="P5"><text:span text:style-name="T2">When the game starts, players draw 4 of the 9 total weapons at random. They then decide which combination of classes to choose for the run.</text:span><text:line-break/></text:p>
      <text:p text:style-name="P6">Each Hero (Fox, Frog, Rabbit, etc) and each Weapon (Daggers, Spear, Bow, etc) are represented by one element. </text:p>
      <text:p text:style-name="P6"/>
      <text:p text:style-name="P6">Each Class is a specific combination of 1 Hero and 1 Weapon (The Hero grants the “primary element” the weapon grants the “secondary element”). </text:p>
      <text:p text:style-name="P6"/>
      <text:p text:style-name="P6">Each Weapon is equippable by exactly 2 Heroes. All classes are as follows:</text:p>
      <text:list text:style-name="L1">
        <text:list-item>
          <text:p text:style-name="P7">Monk <text:span text:style-name="T4">(Fire + Fire) | Fox + Knuckles</text:span></text:p>
        </text:list-item>
        <text:list-item>
          <text:p text:style-name="P7">Summoner <text:span text:style-name="T4">(Fire + Plant) | Fox + Tome</text:span></text:p>
        </text:list-item>
        <text:list-item>
          <text:p text:style-name="P7"><text:soft-page-break/>Assassin <text:span text:style-name="T4">(Fire + Lightning) | Fox + Daggers</text:span></text:p>
        </text:list-item>
        <text:list-item>
          <text:p text:style-name="P8">Wizard (Water + Water) | Frog + Staff</text:p>
        </text:list-item>
        <text:list-item>
          <text:p text:style-name="P8">Berserker (Water + Fire) <text:span text:style-name="T5">| Frog + Knuckles</text:span></text:p>
        </text:list-item>
        <text:list-item>
          <text:p text:style-name="P8">Myrmidon (Water + Earth) <text:span text:style-name="T5">| Frog + Spear</text:span></text:p>
        </text:list-item>
        <text:list-item>
          <text:p text:style-name="P8">Cleric (Plant + Plant) <text:span text:style-name="T5">| Rabbit + Tome</text:span></text:p>
        </text:list-item>
        <text:list-item>
          <text:p text:style-name="P8">Druid (Plant + Water) <text:span text:style-name="T5">| Rabbit + Staff</text:span></text:p>
        </text:list-item>
        <text:list-item>
          <text:p text:style-name="P8">Bard (Plant + Air) <text:span text:style-name="T5">| Rabbit + Bow</text:span></text:p>
        </text:list-item>
        <text:list-item>
          <text:p text:style-name="P8">Archer (Air + Air) <text:span text:style-name="T5">| Raven + Bow</text:span></text:p>
        </text:list-item>
        <text:list-item>
          <text:p text:style-name="P8">Battlemage (Air + Water) <text:span text:style-name="T5">| Raven + Katana</text:span></text:p>
        </text:list-item>
        <text:list-item>
          <text:p text:style-name="P8">Reaper (Air + Fire) <text:span text:style-name="T5">| Raven + Greataxe</text:span></text:p>
        </text:list-item>
        <text:list-item>
          <text:p text:style-name="P8">Ninja (Lightning + Lightning) <text:span text:style-name="T5">| Wolf + Daggers</text:span></text:p>
        </text:list-item>
        <text:list-item>
          <text:p text:style-name="P9">Samurai (Lightning + Water) | Wolf + Katana</text:p>
        </text:list-item>
        <text:list-item>
          <text:p text:style-name="P9">Paladin (Lightning + Plant) | Wolf + Sword &amp; Shield</text:p>
        </text:list-item>
        <text:list-item>
          <text:p text:style-name="P9">Lancer (Earth + Earth) | Bear + Spear</text:p>
        </text:list-item>
        <text:list-item>
          <text:p text:style-name="P9">Barbearian (Earth + Fire) | Bear + Greataxe</text:p>
        </text:list-item>
        <text:list-item>
          <text:p text:style-name="P9">Warrior (Earth + Plant) | Bear + Sword &amp; Shield</text:p>
        </text:list-item>
      </text:list>
      <text:p text:style-name="P10">Each Hero can only be represented once (If you drew the Knuckles and the Daggers, you would have to choose from the Monk OR the Assassin, you can’t play both in the same run)</text:p>
      <text:h text:style-name="P11" text:outline-level="1">Energy</text:h>
      <text:p text:style-name="P12">Energy is gained each round by rolling dice. Each Element has its own dice, with unique faces.<text:line-break/>There are 3 types of Energy: Attack Energy, Defense Energy, and Utility Energy.<text:line-break/></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Element</text:p>
            </table:table-cell>
            <table:table-cell table:style-name="Table1.A1" office:value-type="string">
              <text:p text:style-name="Table_20_Heading">Dice Faces (6 total)</text:p>
            </table:table-cell>
            <table:table-cell table:style-name="Table1.A1" office:value-type="string">
              <text:p text:style-name="Table_20_Heading">Attack (A)</text:p>
            </table:table-cell>
            <table:table-cell table:style-name="Table1.A1" office:value-type="string">
              <text:p text:style-name="Table_20_Heading">Defense (D)</text:p>
            </table:table-cell>
            <table:table-cell table:style-name="Table1.A1" office:value-type="string">
              <text:p text:style-name="Table_20_Heading">Utility (U)</text:p>
            </table:table-cell>
          </table:table-row>
        </table:table-header-rows>
        <table:table-row>
          <table:table-cell table:style-name="Table1.A1" office:value-type="string">
            <text:p text:style-name="Table_20_Contents"><text:span text:style-name="Strong_20_Emphasis">Fire</text:span> 🔥</text:p>
          </table:table-cell>
          <table:table-cell table:style-name="Table1.A1" office:value-type="string">
            <text:p text:style-name="Table_20_Contents">2A / 2A / 2A / 1A / 1D / 1U</text:p>
          </table:table-cell>
          <table:table-cell table:style-name="Table1.A1" office:value-type="string">
            <text:p text:style-name="Table_20_Contents">4</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Water</text:span> 💧</text:p>
          </table:table-cell>
          <table:table-cell table:style-name="Table1.A1" office:value-type="string">
            <text:p text:style-name="Table_20_Contents">2A / 1A / 2D / 1D / 2U / 1U</text:p>
          </table:table-cell>
          <table:table-cell table:style-name="Table1.A1" office:value-type="string">
            <text:p text:style-name="Table_20_Contents">2</text:p>
          </table:table-cell>
          <table:table-cell table:style-name="Table1.A1" office:value-type="string">
            <text:p text:style-name="Table_20_Contents">3</text:p>
          </table:table-cell>
          <table:table-cell table:style-name="Table1.A1" office:value-type="string">
            <text:p text:style-name="Table_20_Contents">2</text:p>
          </table:table-cell>
        </table:table-row>
        <table:table-row>
          <table:table-cell table:style-name="Table1.A1" office:value-type="string">
            <text:p text:style-name="Table_20_Contents"><text:span text:style-name="Strong_20_Emphasis">Plant</text:span> 🌿</text:p>
          </table:table-cell>
          <table:table-cell table:style-name="Table1.A1" office:value-type="string">
            <text:p text:style-name="Table_20_Contents">1A / 1D / 2U / 2U / 1U / 1U</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4</text:p>
          </table:table-cell>
        </table:table-row>
        <table:table-row>
          <table:table-cell table:style-name="Table1.A1" office:value-type="string">
            <text:p text:style-name="Table_20_Contents"><text:span text:style-name="Strong_20_Emphasis">Air</text:span> 🌪</text:p>
          </table:table-cell>
          <table:table-cell table:style-name="Table1.A1" office:value-type="string">
            <text:p text:style-name="Table_20_Contents">2A / 1A / 1D / 2U / 2U / 1U</text:p>
          </table:table-cell>
          <table:table-cell table:style-name="Table1.A1" office:value-type="string">
            <text:p text:style-name="Table_20_Contents">2</text:p>
          </table:table-cell>
          <table:table-cell table:style-name="Table1.A1" office:value-type="string">
            <text:p text:style-name="Table_20_Contents">1</text:p>
          </table:table-cell>
          <table:table-cell table:style-name="Table1.A1" office:value-type="string">
            <text:p text:style-name="Table_20_Contents">3</text:p>
          </table:table-cell>
        </table:table-row>
        <table:table-row>
          <table:table-cell table:style-name="Table1.A1" office:value-type="string">
            <text:p text:style-name="Table_20_Contents"><text:span text:style-name="Strong_20_Emphasis">Lightning</text:span> ⚡</text:p>
          </table:table-cell>
          <table:table-cell table:style-name="Table1.A1" office:value-type="string">
            <text:p text:style-name="Table_20_Contents">3A / 2A / 2A / 1A / 1D / 1U</text:p>
          </table:table-cell>
          <table:table-cell table:style-name="Table1.A1" office:value-type="string">
            <text:p text:style-name="Table_20_Contents">5</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Earth</text:span> ⛰</text:p>
          </table:table-cell>
          <table:table-cell table:style-name="Table1.A1" office:value-type="string">
            <text:p text:style-name="Table_20_Contents">2A / 1A / 2D / 2D / 1D / 1U</text:p>
          </table:table-cell>
          <table:table-cell table:style-name="Table1.A1" office:value-type="string">
            <text:p text:style-name="Table_20_Contents">2</text:p>
          </table:table-cell>
          <table:table-cell table:style-name="Table1.A1" office:value-type="string">
            <text:p text:style-name="Table_20_Contents">4</text:p>
          </table:table-cell>
          <table:table-cell table:style-name="Table1.A1" office:value-type="string">
            <text:p text:style-name="Table_20_Contents">1</text:p>
          </table:table-cell>
        </table:table-row>
      </table:table>
      <text:p text:style-name="P12"/>
      <text:h text:style-name="Heading1" text:outline-level="1">Spell Cards</text:h>
      <text:p text:style-name="P13">Spells cost Energy to cast, and grant Elemental Mana when cast.</text:p>
      <text:p text:style-name="P13">The type of Mana granted when cast is shown at the bottom of each Spell Card.</text:p>
      <text:p text:style-name="P13">The damage type of an Attack Spell can chosen from any of the Mana.</text:p>
      <text:p text:style-name="P14">Spells can be upgraded by either purchasing a 2<text:span text:style-name="T6">nd</text:span> copy of the card from the Market, or paying twice the CP cost of the card.</text:p>
      <text:h text:style-name="P15" text:outline-level="1"><text:soft-page-break/>Mana</text:h>
      <text:p text:style-name="P16"><text:span text:style-name="T7">Mana is used to cast Class Powers. Each Class has a Basic, Advanced, and Epic Class Power.</text:span></text:p>
      <text:p text:style-name="P1">Players can share their mana freely with one another, and are in fact encouraged to do so (probably required to do so to beat the game)</text:p>
      <text:h text:style-name="P15" text:outline-level="1">CP <text:span text:style-name="T2">and Lev</text:span><text:span text:style-name="T8">e</text:span><text:span text:style-name="T2">ls</text:span></text:h>
      <text:h text:style-name="P17" text:outline-level="1"><text:span text:style-name="T7">Players start the game with 3 CP (Cleanse Points), and gain additional CP by winning combats.</text:span></text:h>
      <text:h text:style-name="P18" text:outline-level="1">CP is used to Purchase Spells as well as level up.</text:h>
      <text:h text:style-name="P18" text:outline-level="1"/>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Level</text:p>
            </table:table-cell>
            <table:table-cell table:style-name="Table2.A1" office:value-type="string">
              <text:p text:style-name="Table_20_Heading">Dice Gained</text:p>
            </table:table-cell>
            <table:table-cell table:style-name="Table2.A1" office:value-type="string">
              <text:p text:style-name="Table_20_Heading">Total Dice Pool</text:p>
            </table:table-cell>
            <table:table-cell table:style-name="Table2.A1" office:value-type="string">
              <text:p text:style-name="Table_20_Heading">Class Power Access</text:p>
            </table:table-cell>
          </table:table-row>
        </table:table-header-rows>
        <table:table-row>
          <table:table-cell table:style-name="Table2.A1" office:value-type="string">
            <text:p text:style-name="Table_20_Contents"><text:span text:style-name="Strong_20_Emphasis">1</text:span></text:p>
          </table:table-cell>
          <table:table-cell table:style-name="Table2.A1" office:value-type="string">
            <text:p text:style-name="Table_20_Contents">+1 Primary</text:p>
          </table:table-cell>
          <table:table-cell table:style-name="Table2.A1" office:value-type="string">
            <text:p text:style-name="Table_20_Contents">1P</text:p>
          </table:table-cell>
          <table:table-cell table:style-name="Table2.A1" office:value-type="string">
            <text:p text:style-name="Table_20_Contents">—</text:p>
          </table:table-cell>
        </table:table-row>
        <table:table-row>
          <table:table-cell table:style-name="Table2.A1" office:value-type="string">
            <text:p text:style-name="Table_20_Contents"><text:span text:style-name="Strong_20_Emphasis">2</text:span></text:p>
          </table:table-cell>
          <table:table-cell table:style-name="Table2.A1" office:value-type="string">
            <text:p text:style-name="Table_20_Contents">+1 Secondary</text:p>
          </table:table-cell>
          <table:table-cell table:style-name="Table2.A1" office:value-type="string">
            <text:p text:style-name="Table_20_Contents">1P + 1S</text:p>
          </table:table-cell>
          <table:table-cell table:style-name="Table2.A1" office:value-type="string">
            <text:p text:style-name="Table_20_Contents"><text:span text:style-name="Strong_20_Emphasis">Basic</text:span> Power unlocked</text:p>
          </table:table-cell>
        </table:table-row>
        <table:table-row>
          <table:table-cell table:style-name="Table2.A1" office:value-type="string">
            <text:p text:style-name="Table_20_Contents"><text:span text:style-name="Strong_20_Emphasis">3</text:span></text:p>
          </table:table-cell>
          <table:table-cell table:style-name="Table2.A1" office:value-type="string">
            <text:p text:style-name="Table_20_Contents">+1 Primary</text:p>
          </table:table-cell>
          <table:table-cell table:style-name="Table2.A1" office:value-type="string">
            <text:p text:style-name="Table_20_Contents">2P + 1S</text:p>
          </table:table-cell>
          <table:table-cell table:style-name="Table2.A1" office:value-type="string">
            <text:p text:style-name="Table_20_Contents">—</text:p>
          </table:table-cell>
        </table:table-row>
        <table:table-row>
          <table:table-cell table:style-name="Table2.A1" office:value-type="string">
            <text:p text:style-name="Table_20_Contents"><text:span text:style-name="Strong_20_Emphasis">4</text:span></text:p>
          </table:table-cell>
          <table:table-cell table:style-name="Table2.A1" office:value-type="string">
            <text:p text:style-name="Table_20_Contents">+1 Secondary</text:p>
          </table:table-cell>
          <table:table-cell table:style-name="Table2.A1" office:value-type="string">
            <text:p text:style-name="Table_20_Contents">2P + 2S</text:p>
          </table:table-cell>
          <table:table-cell table:style-name="Table2.A1" office:value-type="string">
            <text:p text:style-name="Table_20_Contents"><text:span text:style-name="Strong_20_Emphasis">Advanced</text:span> Power unlocked</text:p>
          </table:table-cell>
        </table:table-row>
        <table:table-row>
          <table:table-cell table:style-name="Table2.A1" office:value-type="string">
            <text:p text:style-name="Table_20_Contents"><text:span text:style-name="Strong_20_Emphasis">5</text:span></text:p>
          </table:table-cell>
          <table:table-cell table:style-name="Table2.A1" office:value-type="string">
            <text:p text:style-name="Table_20_Contents">+1 Primary</text:p>
          </table:table-cell>
          <table:table-cell table:style-name="Table2.A1" office:value-type="string">
            <text:p text:style-name="Table_20_Contents">3P + 2S</text:p>
          </table:table-cell>
          <table:table-cell table:style-name="Table2.A1" office:value-type="string">
            <text:p text:style-name="Table_20_Contents">—</text:p>
          </table:table-cell>
        </table:table-row>
        <table:table-row>
          <table:table-cell table:style-name="Table2.A1" office:value-type="string">
            <text:p text:style-name="Table_20_Contents"><text:span text:style-name="Strong_20_Emphasis">6</text:span></text:p>
          </table:table-cell>
          <table:table-cell table:style-name="Table2.A1" office:value-type="string">
            <text:p text:style-name="Table_20_Contents">+1 Secondary</text:p>
          </table:table-cell>
          <table:table-cell table:style-name="Table2.A1" office:value-type="string">
            <text:p text:style-name="Table_20_Contents">3P + 3S</text:p>
          </table:table-cell>
          <table:table-cell table:style-name="Table2.A1" office:value-type="string">
            <text:p text:style-name="Table_20_Contents"><text:span text:style-name="Strong_20_Emphasis">Epic</text:span> Power unlocked</text:p>
          </table:table-cell>
        </table:table-row>
      </table:table>
      <text:h text:style-name="P18" text:outline-level="1"/>
      <text:h text:style-name="P19" text:outline-level="1">CP can not be shared or traded between characters.</text:h>
      <text:h text:style-name="P20" text:outline-level="1">Market</text:h>
      <text:p text:style-name="P14">Players can access the Market any time they are not in combat.</text:p>
      <text:p text:style-name="P14">The Market sells Spell Cards.</text:p>
      <text:p text:style-name="P14">The cost of a spell is equal to it’s Energy Cost.</text:p>
      <text:p text:style-name="P14">Players can only equip as many spells as their current level (1 at level 1, 3 at level 3, etc)</text:p>
      <text:p text:style-name="P14">The Market contains 4 Minor Spells and 2 Major Spells</text:p>
      <text:p text:style-name="P14">Cards refresh at the start of every combat encounter</text:p>
      <text:p text:style-name="P14">Players can spend 1 CP to lock a card in the shop, preventing it from refreshing to a new card for 1 round.</text:p>
      <text:p text:style-name="P14">All players have shared access to the Market <text:span text:style-name="T3">and can buy cards simultaneously.</text:span></text:p>
      <text:p text:style-name="P1">There is no limit to how many cards a player can buy at once, as long as they have the space to equip it (determined by character level) and the CP to buy it.</text:p>
      <text:h text:style-name="Heading1" text:outline-level="1">Enemies &amp; AI</text:h>
      <text:p text:style-name="BodyText">Enemy stat baselines, scaling, movement heuristics, focus/aggro rules, and ability triggers.</text:p>
      <text:h text:style-name="Heading1" text:outline-level="1">Combat Grid &amp; Positioning</text:h>
      <text:p text:style-name="BodyText">Define the grid type (hex/radial/etc.), movement costs, adjacency, flanking, cover, elevation.</text:p>
      <text:h text:style-name="Heading1" text:outline-level="1"><text:soft-page-break/>Special Exceptions &amp; Clarifications</text:h>
      <text:p text:style-name="BodyText">Document one-off overrides and rulings to avoid ambiguity.</text:p>
      <text:h text:style-name="Heading1" text:outline-level="1">Data Sheet Links</text:h>
      <text:p text:style-name="BodyText">• Elemental Multipliers → (paste Google Sheet or local CSV/JSON link)</text:p>
      <text:p text:style-name="BodyText">• Classes → (Sheet tab / JSON path)</text:p>
      <text:p text:style-name="BodyText">• Spells / Power Cards → (Sheet tab / JSON path)</text:p>
      <text:p text:style-name="BodyText">• Enemies → (Sheet tab / JSON pat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1" style:family="paragraph">
      <style:paragraph-properties fo:margin-top="0.2in" fo:margin-bottom="0.0799in" style:contextual-spacing="false"/>
      <style:text-properties fo:font-size="18pt" fo:font-weight="bold"/>
    </style:style>
    <style:style style:name="Heading2" style:family="paragraph">
      <style:paragraph-properties fo:margin-top="0.1598in" fo:margin-bottom="0.0598in" style:contextual-spacing="false"/>
      <style:text-properties fo:font-size="14pt" fo:font-weight="bold"/>
    </style:style>
    <style:style style:name="BodyText" style:family="paragraph">
      <style:paragraph-properties fo:margin-top="0.0402in" fo:margin-bottom="0.0402in" style:contextual-spacing="false"/>
      <style:text-properties fo:font-size="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Mono" style:family="text">
      <style:text-properties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lemenTails Master Rules</dc:title>
    <meta:creation-date>2025-08-15T00:50:40Z</meta:creation-date>
    <dc:date>2025-08-16T01:56:01.396740400</dc:date>
    <meta:editing-duration>PT4M7S</meta:editing-duration>
    <meta:editing-cycles>1</meta:editing-cycles>
    <meta:document-statistic meta:table-count="2" meta:image-count="0" meta:object-count="0" meta:page-count="4" meta:paragraph-count="137" meta:word-count="1101" meta:character-count="5600" meta:non-whitespace-character-count="4646"/>
    <meta:generator>LibreOffice/25.2.5.2$Windows_X86_64 LibreOffice_project/03d19516eb2e1dd5d4ccd751a0d6f35f35e08022</meta:generator>
  </office:meta>
</office:document-meta>
</file>